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35227" calcext:value-type="float">
            <text:p>0.6035227</text:p>
          </table:table-cell>
          <table:table-cell office:value-type="float" office:value="0.0009231" calcext:value-type="float">
            <text:p>0.0009231</text:p>
          </table:table-cell>
          <table:table-cell office:value-type="float" office:value="0.601712" calcext:value-type="float">
            <text:p>0.601712</text:p>
          </table:table-cell>
          <table:table-cell office:value-type="float" office:value="0.6053305" calcext:value-type="float">
            <text:p>0.6053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85663" calcext:value-type="float">
            <text:p>0.1985663</text:p>
          </table:table-cell>
          <table:table-cell office:value-type="float" office:value="0.0007528" calcext:value-type="float">
            <text:p>0.0007528</text:p>
          </table:table-cell>
          <table:table-cell office:value-type="float" office:value="0.1970949" calcext:value-type="float">
            <text:p>0.1970949</text:p>
          </table:table-cell>
          <table:table-cell office:value-type="float" office:value="0.2000459" calcext:value-type="float">
            <text:p>0.2000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7911" calcext:value-type="float">
            <text:p>0.197911</text:p>
          </table:table-cell>
          <table:table-cell office:value-type="float" office:value="0.0007519" calcext:value-type="float">
            <text:p>0.0007519</text:p>
          </table:table-cell>
          <table:table-cell office:value-type="float" office:value="0.1964415" calcext:value-type="float">
            <text:p>0.1964415</text:p>
          </table:table-cell>
          <table:table-cell office:value-type="float" office:value="0.1993888" calcext:value-type="float">
            <text:p>0.1993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7:13:08.890000000</dc:date>
    <meta:editing-duration>PT2H35M56S</meta:editing-duration>
    <meta:editing-cycles>12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